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f726d" officeooo:paragraph-rsid="000f72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title&gt;Title&lt;/title&gt;</text:p>
      <text:p text:style-name="Standard"><text:s text:c="2"/><text:bookmark-start text:name="__DdeLink__185_3802936816"/><text:s text:c="2"/>&lt;link rel="stylesheet" type="text/css" href="zadania.css"&gt;<text:bookmark-end text:name="__DdeLink__185_3802936816"/></text:p>
      <text:p text:style-name="Standard">&lt;/head&gt;</text:p>
      <text:p text:style-name="Standard">&lt;body&gt;</text:p>
      <text:p text:style-name="Standard"><text:bookmark-start text:name="__DdeLink__188_2839925709"/><text:s text:c="4"/>&lt;h1&gt;Duży nagłówek&lt;/h1&gt;</text:p>
      <text:p text:style-name="Standard"><text:s text:c="4"/>&lt;h3&gt;Średni nagłówek&lt;/h3&gt;</text:p>
      <text:p text:style-name="Standard"><text:s text:c="4"/>&lt;h6&gt;Mały nagłówek&lt;/h6&gt;</text:p>
      <text:p text:style-name="Standard"><text:s text:c="4"/>&lt;b class="mojtekst"&gt;Pogrubione&lt;/b&gt;</text:p>
      <text:p text:style-name="Standard"><text:s text:c="4"/>&lt;i class="mojtekst"&gt;kursywa&lt;/i&gt;</text:p>
      <text:p text:style-name="Standard"><text:s text:c="4"/>&lt;u class="mojtekst"&gt;podkreślone&lt;/u&gt;</text:p>
      <text:p text:style-name="Standard"><text:s text:c="4"/>&lt;a href="https://bikemaraton.com.pl" id="mojLink"&gt;LINK&lt;/a&gt;</text:p>
      <text:p text:style-name="Standard"/>
      <text:p text:style-name="Standard"><text:s text:c="4"/>&lt;h2&gt;LISTA&lt;/h2&gt;</text:p>
      <text:p text:style-name="Standard"><text:s text:c="4"/>&lt;ol&gt;&lt;!-- Lista z cyframi --&gt;</text:p>
      <text:p text:style-name="Standard"><text:s text:c="8"/>&lt;li&gt;Element 1&lt;/li&gt;</text:p>
      <text:p text:style-name="Standard"><text:s text:c="8"/>&lt;ul&gt;</text:p>
      <text:p text:style-name="Standard"><text:s text:c="12"/>&lt;li&gt;Podpunkt z dziwnym kułeczkiem&lt;/li&gt;</text:p>
      <text:p text:style-name="Standard"><text:s text:c="12"/>&lt;ol&gt;</text:p>
      <text:p text:style-name="Standard"><text:s text:c="16"/>&lt;li&gt;I jeszcze jeden&lt;/li&gt;</text:p>
      <text:p text:style-name="Standard"><text:s text:c="16"/>&lt;ol&gt;</text:p>
      <text:p text:style-name="Standard"><text:s text:c="20"/>&lt;li&gt;Dziwny numeryczny&lt;/li&gt;</text:p>
      <text:p text:style-name="Standard"><text:s text:c="16"/>&lt;/ol&gt;</text:p>
      <text:p text:style-name="Standard"><text:s text:c="12"/>&lt;/ol&gt;</text:p>
      <text:p text:style-name="Standard"><text:s text:c="8"/>&lt;/ul&gt;</text:p>
      <text:p text:style-name="Standard"><text:s text:c="8"/>&lt;li&gt;Element 2&lt;/li&gt;</text:p>
      <text:p text:style-name="Standard"><text:s text:c="4"/>&lt;/ol&gt;</text:p>
      <text:p text:style-name="Standard"><text:s text:c="4"/>&lt;ul&gt;&lt;!-- Lista z kropkami --&gt;</text:p>
      <text:p text:style-name="Standard"><text:s text:c="8"/>&lt;li&gt;Kropka 1&lt;/li&gt;</text:p>
      <text:p text:style-name="Standard"><text:s text:c="8"/>&lt;li&gt;Kropka 2&lt;/li&gt;</text:p>
      <text:p text:style-name="Standard"><text:s text:c="4"/>&lt;/ul&gt;</text:p>
      <text:p text:style-name="Standard"><text:s text:c="4"/>&lt;br&gt;</text:p>
      <text:p text:style-name="Standard"><text:s text:c="4"/>Enter</text:p>
      <text:p text:style-name="Standard"><text:s text:c="4"/>&lt;br&gt;&lt;br&gt;</text:p>
      <text:p text:style-name="Standard"><text:s text:c="4"/>Enter</text:p>
      <text:p text:style-name="Standard"><text:s text:c="4"/>&lt;hr&gt; &lt;!--linia--&gt;</text:p>
      <text:p text:style-name="Standard"><text:s text:c="4"/>&lt;img src="img/zdjecie.jpg"&gt;</text:p>
      <text:p text:style-name="Standard">&lt;table&gt;</text:p>
      <text:p text:style-name="Standard"><text:s text:c="2"/>&lt;tr&gt;</text:p>
      <text:p text:style-name="Standard"><text:s text:c="4"/>&lt;th&gt;Company&lt;/th&gt;</text:p>
      <text:p text:style-name="Standard"><text:s text:c="4"/>&lt;th&gt;Contact&lt;/th&gt;</text:p>
      <text:p text:style-name="Standard"><text:s text:c="4"/>&lt;th&gt;Country&lt;/th&gt;</text:p>
      <text:p text:style-name="Standard"><text:s text:c="2"/>&lt;/tr&gt;</text:p>
      <text:p text:style-name="Standard"><text:s text:c="2"/>&lt;tr&gt;</text:p>
      <text:p text:style-name="Standard"><text:s text:c="4"/>&lt;td&gt;Alfreds Futterkiste&lt;/td&gt;</text:p>
      <text:p text:style-name="Standard"><text:s text:c="4"/>&lt;td&gt;Maria Anders&lt;/td&gt;</text:p>
      <text:p text:style-name="Standard"><text:s text:c="4"/>&lt;td&gt;Germany&lt;/td&gt;</text:p>
      <text:p text:style-name="Standard"><text:soft-page-break/><text:s text:c="2"/>&lt;/tr&gt;</text:p>
      <text:p text:style-name="Standard"><text:s text:c="2"/>&lt;tr&gt;</text:p>
      <text:p text:style-name="Standard"><text:s text:c="4"/>&lt;td&gt;Centro comercial Moctezuma&lt;/td&gt;</text:p>
      <text:p text:style-name="Standard"><text:s text:c="4"/>&lt;td&gt;&lt;/td&gt;</text:p>
      <text:p text:style-name="Standard"><text:s text:c="4"/>&lt;td&gt;Mexico&lt;/td&gt;</text:p>
      <text:p text:style-name="Standard"><text:s text:c="2"/>&lt;/tr&gt;</text:p>
      <text:p text:style-name="Standard"><text:s text:c="2"/>&lt;tr&gt;</text:p>
      <text:p text:style-name="Standard"><text:s text:c="4"/>&lt;td&gt;Ernst Handel&lt;/td&gt;</text:p>
      <text:p text:style-name="Standard"><text:s text:c="4"/>&lt;td&gt;Roland Mendel&lt;/td&gt;</text:p>
      <text:p text:style-name="Standard"><text:s text:c="4"/>&lt;td&gt;Austria&lt;/td&gt;</text:p>
      <text:p text:style-name="Standard"><text:s text:c="2"/>&lt;/tr&gt;</text:p>
      <text:p text:style-name="Standard"><text:s text:c="2"/>&lt;tr&gt;</text:p>
      <text:p text:style-name="Standard"><text:s text:c="4"/>&lt;td&gt;Island Trading&lt;/td&gt;</text:p>
      <text:p text:style-name="Standard"><text:s text:c="4"/>&lt;td&gt;Helen Bennett&lt;/td&gt;</text:p>
      <text:p text:style-name="Standard"><text:s text:c="4"/>&lt;td&gt;UK&lt;/td&gt;</text:p>
      <text:p text:style-name="Standard"><text:s text:c="2"/>&lt;/tr&gt;</text:p>
      <text:p text:style-name="Standard"><text:s text:c="2"/>&lt;tr&gt;</text:p>
      <text:p text:style-name="Standard"><text:s text:c="4"/>&lt;td&gt;Laughing Bacchus Winecellars&lt;/td&gt;</text:p>
      <text:p text:style-name="Standard"><text:s text:c="4"/>&lt;td&gt;Yoshi Tannamuri&lt;/td&gt;</text:p>
      <text:p text:style-name="Standard"><text:s text:c="4"/>&lt;td&gt;Canada&lt;/td&gt;</text:p>
      <text:p text:style-name="Standard"><text:s text:c="2"/>&lt;/tr&gt;</text:p>
      <text:p text:style-name="Standard"><text:s text:c="2"/>&lt;tr&gt;</text:p>
      <text:p text:style-name="Standard"><text:s text:c="4"/>&lt;td&gt;Magazzini Alimentari Riuniti&lt;/td&gt;</text:p>
      <text:p text:style-name="Standard"><text:s text:c="4"/>&lt;td&gt;Giovanni Rovelli&lt;/td&gt;</text:p>
      <text:p text:style-name="Standard"><text:s text:c="4"/>&lt;td&gt;Italy&lt;/td&gt;</text:p>
      <text:p text:style-name="Standard"><text:s text:c="2"/>&lt;/tr&gt;</text:p>
      <text:p text:style-name="Standard">&lt;/table&gt;</text:p>
      <text:p text:style-name="Standard">&lt;br&gt;&lt;br&gt;</text:p>
      <text:p text:style-name="Standard"/>
      <text:p text:style-name="Standard">&lt;div id="pudelko1"&gt;</text:p>
      <text:p text:style-name="Standard"/>
      <text:p text:style-name="Standard">&lt;/div&gt;</text:p>
      <text:p text:style-name="Standard">&lt;div id="pudelko2"&gt;</text:p>
      <text:p text:style-name="Standard"/>
      <text:p text:style-name="Standard">&lt;/div&gt;</text:p>
      <text:p text:style-name="Standard">&lt;div style="clear:both"&gt;&lt;/div&gt;</text:p>
      <text:p text:style-name="Standard"/>
      <text:p text:style-name="Standard">&lt;button&gt;Kliknij mnie!&lt;/button&gt;</text:p>
      <text:p text:style-name="Standard"><text:bookmark-end text:name="__DdeLink__188_2839925709"/></text:p>
      <text:p text:style-name="Standard">&lt;/body&gt;</text:p>
      <text:p text:style-name="Standard">&lt;/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726d" officeooo:paragraph-rsid="000f726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TML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8:48:28.990927145</meta:creation-date>
    <dc:date>2019-04-27T08:47:59.863475431</dc:date>
    <meta:editing-duration>P15DT13H6M4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86" meta:word-count="142" meta:character-count="1709" meta:non-whitespace-character-count="1308"/>
  </office:meta>
</office:document-meta>
</file>